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]=1)     AND     ([.E2]=1)     AND     ([.I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3]=1)     AND     ([.E3]=1)     AND     ([.I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]=1)     AND     ([.E4]=1)     AND     ([.I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]=1)     AND     ([.E5]=1)     AND     ([.I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]=1)     AND     ([.E6]=1)     AND     ([.I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]=1)     AND     ([.E7]=1)     AND     ([.I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8]=1)     AND     ([.E8]=1)     AND     ([.I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9]=1)     AND     ([.E9]=1)     AND     ([.I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0]=1)     AND     ([.E10]=1)     AND     ([.I1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]=1)     AND     ([.E11]=1)     AND     ([.I11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]=1)     AND     ([.E12]=1)     AND     ([.I12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]=1)     AND     ([.E13]=1)     AND     ([.I1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]=1)     AND     ([.E14]=1)     AND     ([.I1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5]=1)     AND     ([.E15]=1)     AND     ([.I15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6]=1)     AND     ([.E16]=1)     AND     ([.I1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7]=1)     AND     ([.E17]=1)     AND     ([.I1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8]=1)     AND     ([.E18]=1)     AND     ([.I1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9]=1)     AND     ([.E19]=1)     AND     ([.I1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0]=1)     AND     ([.E20]=1)     AND     ([.I2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1]=1)     AND     ([.E21]=1)     AND     ([.I2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22]=1)     AND     ([.E22]=1)     AND     ([.I2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23]=1)     AND     ([.E23]=1)     AND     ([.I2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24]=1)     AND     ([.E24]=1)     AND     ([.I24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5]=1)     AND     ([.E25]=1)     AND     ([.I2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6]=1)     AND     ([.E26]=1)     AND     ([.I2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7]=1)     AND     ([.E27]=1)     AND     ([.I2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8]=1)     AND     ([.E28]=1)     AND     ([.I2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29]=1)     AND     ([.E29]=1)     AND     ([.I2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30]=1)     AND     ([.E30]=1)     AND     ([.I3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31]=1)     AND     ([.E31]=1)     AND     ([.I3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2]=1)     AND     ([.E32]=1)     AND     ([.I3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3]=1)     AND     ([.E33]=1)     AND     ([.I3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4]=1)     AND     ([.E34]=1)     AND     ([.I3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5]=1)     AND     ([.E35]=1)     AND     ([.I3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36]=1)     AND     ([.E36]=1)     AND     ([.I3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7]=1)     AND     ([.E37]=1)     AND     ([.I3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38]=1)     AND     ([.E38]=1)     AND     ([.I3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39]=1)     AND     ([.E39]=1)     AND     ([.I3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40]=1)     AND     ([.E40]=1)     AND     ([.I4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1]=1)     AND     ([.E41]=1)     AND     ([.I41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42]=1)     AND     ([.E42]=1)     AND     ([.I4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3]=1)     AND     ([.E43]=1)     AND     ([.I4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4]=1)     AND     ([.E44]=1)     AND     ([.I4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45]=1)     AND     ([.E45]=1)     AND     ([.I4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6]=1)     AND     ([.E46]=1)     AND     ([.I4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7]=1)     AND     ([.E47]=1)     AND     ([.I4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48]=1)     AND     ([.E48]=1)     AND     ([.I4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49]=1)     AND     ([.E49]=1)     AND     ([.I49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0]=1)     AND     ([.E50]=1)     AND     ([.I5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1]=1)     AND     ([.E51]=1)     AND     ([.I5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52]=1)     AND     ([.E52]=1)     AND     ([.I5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3]=1)     AND     ([.E53]=1)     AND     ([.I5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54]=1)     AND     ([.E54]=1)     AND     ([.I5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55]=1)     AND     ([.E55]=1)     AND     ([.I5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6]=1)     AND     ([.E56]=1)     AND     ([.I5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57]=1)     AND     ([.E57]=1)     AND     ([.I5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58]=1)     AND     ([.E58]=1)     AND     ([.I5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59]=1)     AND     ([.E59]=1)     AND     ([.I5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0]=1)     AND     ([.E60]=1)     AND     ([.I6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1]=1)     AND     ([.E61]=1)     AND     ([.I61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62]=1)     AND     ([.E62]=1)     AND     ([.I6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63]=1)     AND     ([.E63]=1)     AND     ([.I6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64]=1)     AND     ([.E64]=1)     AND     ([.I6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5]=1)     AND     ([.E65]=1)     AND     ([.I6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66]=1)     AND     ([.E66]=1)     AND     ([.I6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67]=1)     AND     ([.E67]=1)     AND     ([.I6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68]=1)     AND     ([.E68]=1)     AND     ([.I6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69]=1)     AND     ([.E69]=1)     AND     ([.I6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0]=1)     AND     ([.E70]=1)     AND     ([.I7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1]=1)     AND     ([.E71]=1)     AND     ([.I7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2]=1)     AND     ([.E72]=1)     AND     ([.I7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3]=1)     AND     ([.E73]=1)     AND     ([.I7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74]=1)     AND     ([.E74]=1)     AND     ([.I7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5]=1)     AND     ([.E75]=1)     AND     ([.I7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76]=1)     AND     ([.E76]=1)     AND     ([.I7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7]=1)     AND     ([.E77]=1)     AND     ([.I7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78]=1)     AND     ([.E78]=1)     AND     ([.I7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79]=1)     AND     ([.E79]=1)     AND     ([.I7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80]=1)     AND     ([.E80]=1)     AND     ([.I8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81]=1)     AND     ([.E81]=1)     AND     ([.I8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82]=1)     AND     ([.E82]=1)     AND     ([.I82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83]=1)     AND     ([.E83]=1)     AND     ([.I8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84]=1)     AND     ([.E84]=1)     AND     ([.I8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85]=1)     AND     ([.E85]=1)     AND     ([.I8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86]=1)     AND     ([.E86]=1)     AND     ([.I86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87]=1)     AND     ([.E87]=1)     AND     ([.I8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88]=1)     AND     ([.E88]=1)     AND     ([.I8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89]=1)     AND     ([.E89]=1)     AND     ([.I8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0]=1)     AND     ([.E90]=1)     AND     ([.I9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1]=1)     AND     ([.E91]=1)     AND     ([.I91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2]=1)     AND     ([.E92]=1)     AND     ([.I92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93]=1)     AND     ([.E93]=1)     AND     ([.I9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4]=1)     AND     ([.E94]=1)     AND     ([.I9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5]=1)     AND     ([.E95]=1)     AND     ([.I9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96]=1)     AND     ([.E96]=1)     AND     ([.I9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97]=1)     AND     ([.E97]=1)     AND     ([.I9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98]=1)     AND     ([.E98]=1)     AND     ([.I9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99]=1)     AND     ([.E99]=1)     AND     ([.I9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0]=1)     AND     ([.E100]=1)     AND     ([.I10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01]=1)     AND     ([.E101]=1)     AND     ([.I10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2]=1)     AND     ([.E102]=1)     AND     ([.I10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03]=1)     AND     ([.E103]=1)     AND     ([.I10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4]=1)     AND     ([.E104]=1)     AND     ([.I10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5]=1)     AND     ([.E105]=1)     AND     ([.I10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06]=1)     AND     ([.E106]=1)     AND     ([.I10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7]=1)     AND     ([.E107]=1)     AND     ([.I10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8]=1)     AND     ([.E108]=1)     AND     ([.I10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09]=1)     AND     ([.E109]=1)     AND     ([.I10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10]=1)     AND     ([.E110]=1)     AND     ([.I11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11]=1)     AND     ([.E111]=1)     AND     ([.I11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2]=1)     AND     ([.E112]=1)     AND     ([.I11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3]=1)     AND     ([.E113]=1)     AND     ([.I11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4]=1)     AND     ([.E114]=1)     AND     ([.I11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15]=1)     AND     ([.E115]=1)     AND     ([.I11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16]=1)     AND     ([.E116]=1)     AND     ([.I11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7]=1)     AND     ([.E117]=1)     AND     ([.I11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18]=1)     AND     ([.E118]=1)     AND     ([.I11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19]=1)     AND     ([.E119]=1)     AND     ([.I11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20]=1)     AND     ([.E120]=1)     AND     ([.I12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21]=1)     AND     ([.E121]=1)     AND     ([.I12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2]=1)     AND     ([.E122]=1)     AND     ([.I122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3]=1)     AND     ([.E123]=1)     AND     ([.I12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4]=1)     AND     ([.E124]=1)     AND     ([.I12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5]=1)     AND     ([.E125]=1)     AND     ([.I12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26]=1)     AND     ([.E126]=1)     AND     ([.I12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27]=1)     AND     ([.E127]=1)     AND     ([.I12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28]=1)     AND     ([.E128]=1)     AND     ([.I128]=1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29]=1)     AND     ([.E129]=1)     AND     ([.I12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0]=1)     AND     ([.E130]=1)     AND     ([.I13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1]=1)     AND     ([.E131]=1)     AND     ([.I13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32]=1)     AND     ([.E132]=1)     AND     ([.I13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33]=1)     AND     ([.E133]=1)     AND     ([.I13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4]=1)     AND     ([.E134]=1)     AND     ([.I13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5]=1)     AND     ([.E135]=1)     AND     ([.I13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6]=1)     AND     ([.E136]=1)     AND     ([.I13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7]=1)     AND     ([.E137]=1)     AND     ([.I13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8]=1)     AND     ([.E138]=1)     AND     ([.I13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39]=1)     AND     ([.E139]=1)     AND     ([.I13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0]=1)     AND     ([.E140]=1)     AND     ([.I14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41]=1)     AND     ([.E141]=1)     AND     ([.I141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42]=1)     AND     ([.E142]=1)     AND     ([.I142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3]=1)     AND     ([.E143]=1)     AND     ([.I143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4]=1)     AND     ([.E144]=1)     AND     ([.I144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5]=1)     AND     ([.E145]=1)     AND     ([.I145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46]=1)     AND     ([.E146]=1)     AND     ([.I146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47]=1)     AND     ([.E147]=1)     AND     ([.I147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8]=1)     AND     ([.E148]=1)     AND     ([.I148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49]=1)     AND     ([.E149]=1)     AND     ([.I149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[.A150]=1)     AND     ([.E150]=1)     AND     ([.I150]=1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[.A151]=1)     AND     ([.E151]=1)     AND     ([.I151]=1)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09:38:09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9T17:45:52.511000000</meta:creation-date>
    <dc:date>2021-03-20T09:38:35.083000000</dc:date>
    <meta:editing-duration>PT7M24S</meta:editing-duration>
    <meta:editing-cycles>2</meta:editing-cycles>
    <meta:generator>LibreOffice/6.4.6.2$Windows_X86_64 LibreOffice_project/0ce51a4fd21bff07a5c061082cc82c5ed232f115</meta:generator>
    <meta:document-statistic meta:table-count="1" meta:cell-count="1510" meta:object-count="0"/>
  </office:meta>
</office:document-meta>
</file>